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114.5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98.31pt"/>
    </style:style>
    <style:style style:name="co5" style:family="table-column">
      <style:table-column-properties fo:break-before="auto" style:column-width="133.26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ext-properties style:font-name="Arial" style:font-name-asian="DejaVu Sans" style:font-name-complex="Lohit Devanagari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DejaVu Sans" style:font-name-complex="Lohit Devanagari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6pt" svg:height="255.23pt" svg:x="50.91pt" svg:y="144.94pt">
            <draw:object draw:notify-on-update-of-ranges="Sheet1.B2:Sheet1.G2 Sheet1.B3:Sheet1.G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31.49pt" svg:y="146.52pt">
            <draw:object draw:notify-on-update-of-ranges="Sheet1.H2:Sheet1.M2 Sheet1.H3:Sheet1.M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17pt" svg:x="894.16pt" svg:y="127.16pt">
            <draw:object draw:notify-on-update-of-ranges="Sheet1.N2:Sheet1.S2 Sheet1.N3:Sheet1.S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3.46pt" svg:y="441.18pt">
            <draw:object draw:notify-on-update-of-ranges="Sheet1.B2:Sheet1.G2 Sheet1.B4:Sheet1.G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4pt" svg:height="254.92pt" svg:x="508.73pt" svg:y="410.63pt">
            <draw:object draw:notify-on-update-of-ranges="Sheet1.H2:Sheet1.M2 Sheet1.H4:Sheet1.M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4pt" svg:height="254.95pt" svg:x="845.91pt" svg:y="420.6pt">
            <draw:object draw:notify-on-update-of-ranges="Sheet1.N2:Sheet1.S2 Sheet1.N4:Sheet1.S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2.83pt" svg:height="256pt" svg:x="135.38pt" svg:y="692.39pt">
            <draw:object draw:notify-on-update-of-ranges="Sheet1.B2:Sheet1.G2 Sheet1.B5:Sheet1.G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20.92pt" svg:y="694.03pt">
            <draw:object draw:notify-on-update-of-ranges="Sheet1.H2:Sheet1.M2 Sheet1.H5:Sheet1.M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4.03pt" svg:height="256pt" svg:x="861.36pt" svg:y="694.71pt">
            <draw:object draw:notify-on-update-of-ranges="Sheet1.N2:Sheet1.S2 Sheet1.N5:Sheet1.S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2.83pt" svg:height="256pt" svg:x="47.91pt" svg:y="908.84pt">
            <draw:object draw:notify-on-update-of-ranges="Sheet1.B2:Sheet1.G2 Sheet1.B6:Sheet1.G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4.03pt" svg:height="256pt" svg:x="497.17pt" svg:y="893.71pt">
            <draw:object draw:notify-on-update-of-ranges="Sheet1.H2:Sheet1.M2 Sheet1.H6:Sheet1.M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2.83pt" svg:height="256pt" svg:x="870.94pt" svg:y="948.39pt">
            <draw:object draw:notify-on-update-of-ranges="Sheet1.N2:Sheet1.S2 Sheet1.N6:Sheet1.S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1316.24pt" svg:y="275.1pt">
            <draw:object draw:notify-on-update-of-ranges="Sheet1.B2:Sheet1.G2 Sheet1.B7:Sheet1.G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52.83pt" svg:height="256.03pt" svg:x="1342.94pt" svg:y="704.01pt">
            <draw:object draw:notify-on-update-of-ranges="Sheet1.B2:Sheet1.G2 Sheet1.B8:Sheet1.G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335.69pt" svg:y="451.98pt">
            <draw:object draw:notify-on-update-of-ranges="Sheet1.H2:Sheet1.M2 Sheet1.H7:Sheet1.M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371.66pt" svg:y="961.65pt">
            <draw:object draw:notify-on-update-of-ranges="Sheet1.H2:Sheet1.M2 Sheet1.H8:Sheet1.M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452.86pt" svg:height="256pt" svg:x="1673.57pt" svg:y="339.79pt">
            <draw:object draw:notify-on-update-of-ranges="Sheet1.N2:Sheet1.S2 Sheet1.N7:Sheet1.S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452.86pt" svg:height="256pt" svg:x="1746.65pt" svg:y="857.62pt">
            <draw:object draw:notify-on-update-of-ranges="Sheet1.N2:Sheet1.S2 Sheet1.N8:Sheet1.S8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3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3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ce10"/>
        <table:table-column table:style-name="co9" table:number-columns-repeated="8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6" table:number-rows-spanned="1">
            <text:p>Mode 0</text:p>
          </table:table-cell>
          <table:covered-table-cell table:number-columns-repeated="4" table:style-name="ce5"/>
          <table:covered-table-cell table:style-name="ce8"/>
          <table:table-cell table:style-name="ce12" office:value-type="string" calcext:value-type="string" table:number-columns-spanned="6" table:number-rows-spanned="1">
            <text:p>Mode 1</text:p>
          </table:table-cell>
          <table:covered-table-cell table:number-columns-repeated="4" table:style-name="ce5"/>
          <table:covered-table-cell table:style-name="ce8"/>
          <table:table-cell table:style-name="ce2" office:value-type="string" calcext:value-type="string" table:number-columns-spanned="6" table:number-rows-spanned="1">
            <text:p>Mode 2</text:p>
          </table:table-cell>
          <table:covered-table-cell table:number-columns-repeated="4" table:style-name="ce5"/>
          <table:covered-table-cell table:style-name="ce8"/>
          <table:table-cell table:number-columns-repeated="8"/>
        </table:table-row>
        <table:table-row table:style-name="ro1">
          <table:table-cell table:style-name="Default" office:value-type="string" calcext:value-type="string">
            <text:p>Benchmark</text:p>
          </table:table-cell>
          <table:table-cell office:value-type="string" calcext:value-type="string">
            <text:p>without cached profile – compile level 1</text:p>
          </table:table-cell>
          <table:table-cell office:value-type="string" calcext:value-type="string">
            <text:p>without cached profile – compile level 2</text:p>
          </table:table-cell>
          <table:table-cell office:value-type="string" calcext:value-type="string">
            <text:p>without cached profile – compile level 3</text:p>
          </table:table-cell>
          <table:table-cell table:style-name="ce7" office:value-type="string" calcext:value-type="string">
            <text:p>without cached profile – compile level 4</text:p>
          </table:table-cell>
          <table:table-cell table:style-name="ce7" office:value-type="string" calcext:value-type="string">
            <text:p>with cached profile – compile level 3</text:p>
          </table:table-cell>
          <table:table-cell table:style-name="ce9" office:value-type="string" calcext:value-type="string">
            <text:p>with cached profile – compile level 4</text:p>
          </table:table-cell>
          <table:table-cell office:value-type="string" calcext:value-type="string">
            <text:p>without cached profile – compile level 1</text:p>
          </table:table-cell>
          <table:table-cell office:value-type="string" calcext:value-type="string">
            <text:p>without cached profile – compile level 2</text:p>
          </table:table-cell>
          <table:table-cell office:value-type="string" calcext:value-type="string">
            <text:p>without cached profile – compile level 3</text:p>
          </table:table-cell>
          <table:table-cell table:style-name="ce7" office:value-type="string" calcext:value-type="string">
            <text:p>without cached profile – compile level 4</text:p>
          </table:table-cell>
          <table:table-cell table:style-name="ce7" office:value-type="string" calcext:value-type="string">
            <text:p>with cached profile – compile level 3</text:p>
          </table:table-cell>
          <table:table-cell table:style-name="ce9" office:value-type="string" calcext:value-type="string">
            <text:p>with cached profile – compile level 4</text:p>
          </table:table-cell>
          <table:table-cell office:value-type="string" calcext:value-type="string">
            <text:p>without cached profile – compile level 1</text:p>
          </table:table-cell>
          <table:table-cell office:value-type="string" calcext:value-type="string">
            <text:p>without cached profile – compile level 2</text:p>
          </table:table-cell>
          <table:table-cell office:value-type="string" calcext:value-type="string">
            <text:p>without cached profile – compile level 3</text:p>
          </table:table-cell>
          <table:table-cell table:style-name="ce7" office:value-type="string" calcext:value-type="string">
            <text:p>without cached profile – compile level 4</text:p>
          </table:table-cell>
          <table:table-cell table:style-name="ce7" office:value-type="string" calcext:value-type="string">
            <text:p>with cached profile – compile level 3</text:p>
          </table:table-cell>
          <table:table-cell table:style-name="ce9" office:value-type="string" calcext:value-type="string">
            <text:p>with cached profile – compile level 4</text:p>
          </table:table-cell>
          <table:table-cell table:number-columns-repeated="2"/>
          <table:table-cell office:value-type="string" calcext:value-type="string">
            <text:p>Mode0C1</text:p>
          </table:table-cell>
          <table:table-cell office:value-type="string" calcext:value-type="string">
            <text:p>Mode0C2</text:p>
          </table:table-cell>
          <table:table-cell office:value-type="string" calcext:value-type="string">
            <text:p>Mode1C1</text:p>
          </table:table-cell>
          <table:table-cell office:value-type="string" calcext:value-type="string">
            <text:p>Mode1C2</text:p>
          </table:table-cell>
          <table:table-cell office:value-type="string" calcext:value-type="string">
            <text:p>Mode2C1</text:p>
          </table:table-cell>
          <table:table-cell office:value-type="string" calcext:value-type="string">
            <text:p>Mode2C2</text:p>
          </table:table-cell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99" calcext:value-type="float">
            <text:p>199</text:p>
          </table:table-cell>
          <table:table-cell office:value-type="float" office:value="1857" calcext:value-type="float">
            <text:p>1857</text:p>
          </table:table-cell>
          <table:table-cell office:value-type="float" office:value="418" calcext:value-type="float">
            <text:p>41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214" calcext:value-type="float">
            <text:p>214</text:p>
          </table:table-cell>
          <table:table-cell office:value-type="float" office:value="1853" calcext:value-type="float">
            <text:p>1853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office:value-type="float" office:value="476" calcext:value-type="float">
            <text:p>476</text:p>
          </table:table-cell>
          <table:table-cell office:value-type="float" office:value="169" calcext:value-type="float">
            <text:p>169</text:p>
          </table:table-cell>
          <table:table-cell office:value-type="float" office:value="1850" calcext:value-type="float">
            <text:p>185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table:formula="of:=[.B3]+[.C3]+[.D3]+[.F3]" office:value-type="float" office:value="2575" calcext:value-type="float">
            <text:p>2575</text:p>
          </table:table-cell>
          <table:table-cell table:formula="of:=[.E3]+[.G3]" office:value-type="float" office:value="617" calcext:value-type="float">
            <text:p>617</text:p>
          </table:table-cell>
          <table:table-cell table:formula="of:=[.H3]+[.I3]+[.J3]+[.L3]" office:value-type="float" office:value="2669" calcext:value-type="float">
            <text:p>2669</text:p>
          </table:table-cell>
          <table:table-cell table:formula="of:=[.K3]+[.M3]" office:value-type="float" office:value="546" calcext:value-type="float">
            <text:p>546</text:p>
          </table:table-cell>
          <table:table-cell table:formula="of:=[.N3]+[.O3]+[.P3]+[.R3]" office:value-type="float" office:value="2997" calcext:value-type="float">
            <text:p>2997</text:p>
          </table:table-cell>
          <table:table-cell table:formula="of:=[.Q3]+[.S3]"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DeltaBlue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315" calcext:value-type="float">
            <text:p>315</text:p>
          </table:table-cell>
          <table:table-cell office:value-type="float" office:value="1987" calcext:value-type="float">
            <text:p>1987</text:p>
          </table:table-cell>
          <table:table-cell office:value-type="float" office:value="507" calcext:value-type="float">
            <text:p>50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268" calcext:value-type="float">
            <text:p>268</text:p>
          </table:table-cell>
          <table:table-cell office:value-type="float" office:value="1957" calcext:value-type="float">
            <text:p>1957</text:p>
          </table:table-cell>
          <table:table-cell office:value-type="float" office:value="436" calcext:value-type="float">
            <text:p>436</text:p>
          </table:table-cell>
          <table:table-cell office:value-type="float" office:value="373" calcext:value-type="float">
            <text:p>373</text:p>
          </table:table-cell>
          <table:table-cell office:value-type="float" office:value="440" calcext:value-type="float">
            <text:p>440</text:p>
          </table:table-cell>
          <table:table-cell office:value-type="float" office:value="547" calcext:value-type="float">
            <text:p>547</text:p>
          </table:table-cell>
          <table:table-cell office:value-type="float" office:value="249" calcext:value-type="float">
            <text:p>249</text:p>
          </table:table-cell>
          <table:table-cell office:value-type="float" office:value="1965" calcext:value-type="float">
            <text:p>1965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B4]+[.C4]+[.D4]+[.F4]" office:value-type="float" office:value="2810" calcext:value-type="float">
            <text:p>2810</text:p>
          </table:table-cell>
          <table:table-cell table:formula="of:=[.E4]+[.G4]" office:value-type="float" office:value="822" calcext:value-type="float">
            <text:p>822</text:p>
          </table:table-cell>
          <table:table-cell table:formula="of:=[.H4]+[.I4]+[.J4]+[.L4]" office:value-type="float" office:value="2889" calcext:value-type="float">
            <text:p>2889</text:p>
          </table:table-cell>
          <table:table-cell table:formula="of:=[.K4]+[.M4]" office:value-type="float" office:value="704" calcext:value-type="float">
            <text:p>704</text:p>
          </table:table-cell>
          <table:table-cell table:formula="of:=[.N4]+[.O4]+[.P4]+[.R4]" office:value-type="float" office:value="3325" calcext:value-type="float">
            <text:p>3325</text:p>
          </table:table-cell>
          <table:table-cell table:formula="of:=[.Q4]+[.S4]"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EarleyBoyer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660" calcext:value-type="float">
            <text:p>660</text:p>
          </table:table-cell>
          <table:table-cell office:value-type="float" office:value="2408" calcext:value-type="float">
            <text:p>2408</text:p>
          </table:table-cell>
          <table:table-cell office:value-type="float" office:value="1313" calcext:value-type="float">
            <text:p>1313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558" calcext:value-type="float">
            <text:p>558</text:p>
          </table:table-cell>
          <table:table-cell office:value-type="float" office:value="2374" calcext:value-type="float">
            <text:p>2374</text:p>
          </table:table-cell>
          <table:table-cell office:value-type="float" office:value="1136" calcext:value-type="float">
            <text:p>1136</text:p>
          </table:table-cell>
          <table:table-cell office:value-type="float" office:value="475" calcext:value-type="float">
            <text:p>475</text:p>
          </table:table-cell>
          <table:table-cell office:value-type="float" office:value="1175" calcext:value-type="float">
            <text:p>1175</text:p>
          </table:table-cell>
          <table:table-cell office:value-type="float" office:value="895" calcext:value-type="float">
            <text:p>895</text:p>
          </table:table-cell>
          <table:table-cell office:value-type="float" office:value="497" calcext:value-type="float">
            <text:p>497</text:p>
          </table:table-cell>
          <table:table-cell office:value-type="float" office:value="2385" calcext:value-type="float">
            <text:p>2385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[.B5]+[.C5]+[.D5]+[.F5]" office:value-type="float" office:value="3598" calcext:value-type="float">
            <text:p>3598</text:p>
          </table:table-cell>
          <table:table-cell table:formula="of:=[.E5]+[.G5]" office:value-type="float" office:value="1973" calcext:value-type="float">
            <text:p>1973</text:p>
          </table:table-cell>
          <table:table-cell table:formula="of:=[.H5]+[.I5]+[.J5]+[.L5]" office:value-type="float" office:value="3783" calcext:value-type="float">
            <text:p>3783</text:p>
          </table:table-cell>
          <table:table-cell table:formula="of:=[.K5]+[.M5]" office:value-type="float" office:value="1694" calcext:value-type="float">
            <text:p>1694</text:p>
          </table:table-cell>
          <table:table-cell table:formula="of:=[.N5]+[.O5]+[.P5]+[.R5]" office:value-type="float" office:value="4930" calcext:value-type="float">
            <text:p>4930</text:p>
          </table:table-cell>
          <table:table-cell table:formula="of:=[.Q5]+[.S5]"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NavierStokes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73" calcext:value-type="float">
            <text:p>173</text:p>
          </table:table-cell>
          <table:table-cell office:value-type="float" office:value="1857" calcext:value-type="float">
            <text:p>1857</text:p>
          </table:table-cell>
          <table:table-cell office:value-type="float" office:value="468" calcext:value-type="float">
            <text:p>46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54" calcext:value-type="float">
            <text:p>154</text:p>
          </table:table-cell>
          <table:table-cell office:value-type="float" office:value="1827" calcext:value-type="float">
            <text:p>1827</text:p>
          </table:table-cell>
          <table:table-cell office:value-type="float" office:value="395" calcext:value-type="float">
            <text:p>395</text:p>
          </table:table-cell>
          <table:table-cell office:value-type="float" office:value="314" calcext:value-type="float">
            <text:p>314</text:p>
          </table:table-cell>
          <table:table-cell office:value-type="float" office:value="396" calcext:value-type="float">
            <text:p>396</text:p>
          </table:table-cell>
          <table:table-cell office:value-type="float" office:value="377" calcext:value-type="float">
            <text:p>377</text:p>
          </table:table-cell>
          <table:table-cell office:value-type="float" office:value="124" calcext:value-type="float">
            <text:p>124</text:p>
          </table:table-cell>
          <table:table-cell office:value-type="float" office:value="1829" calcext:value-type="float">
            <text:p>1829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B6]+[.C6]+[.D6]+[.F6]" office:value-type="float" office:value="2453" calcext:value-type="float">
            <text:p>2453</text:p>
          </table:table-cell>
          <table:table-cell table:formula="of:=[.E6]+[.G6]" office:value-type="float" office:value="641" calcext:value-type="float">
            <text:p>641</text:p>
          </table:table-cell>
          <table:table-cell table:formula="of:=[.H6]+[.I6]+[.J6]+[.L6]" office:value-type="float" office:value="2528" calcext:value-type="float">
            <text:p>2528</text:p>
          </table:table-cell>
          <table:table-cell table:formula="of:=[.K6]+[.M6]" office:value-type="float" office:value="549" calcext:value-type="float">
            <text:p>549</text:p>
          </table:table-cell>
          <table:table-cell table:formula="of:=[.N6]+[.O6]+[.P6]+[.R6]" office:value-type="float" office:value="2916" calcext:value-type="float">
            <text:p>2916</text:p>
          </table:table-cell>
          <table:table-cell table:formula="of:=[.Q6]+[.S6]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 office:value-type="float" office:value="1108" calcext:value-type="float">
            <text:p>1108</text:p>
          </table:table-cell>
          <table:table-cell office:value-type="float" office:value="430" calcext:value-type="float">
            <text:p>43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78" calcext:value-type="float">
            <text:p>78</text:p>
          </table:table-cell>
          <table:table-cell office:value-type="float" office:value="744" calcext:value-type="float">
            <text:p>744</text:p>
          </table:table-cell>
          <table:table-cell office:value-type="float" office:value="288" calcext:value-type="float">
            <text:p>288</text:p>
          </table:table-cell>
          <table:table-cell office:value-type="float" office:value="187" calcext:value-type="float">
            <text:p>187</text:p>
          </table:table-cell>
          <table:table-cell office:value-type="float" office:value="242" calcext:value-type="float">
            <text:p>242</text:p>
          </table:table-cell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float" office:value="733" calcext:value-type="float">
            <text:p>73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[.B7]+[.C7]+[.D7]+[.F7]" office:value-type="float" office:value="1564" calcext:value-type="float">
            <text:p>1564</text:p>
          </table:table-cell>
          <table:table-cell table:formula="of:=[.E7]+[.G7]" office:value-type="float" office:value="496" calcext:value-type="float">
            <text:p>496</text:p>
          </table:table-cell>
          <table:table-cell table:formula="of:=[.H7]+[.I7]+[.J7]+[.L7]" office:value-type="float" office:value="1244" calcext:value-type="float">
            <text:p>1244</text:p>
          </table:table-cell>
          <table:table-cell table:formula="of:=[.K7]+[.M7]" office:value-type="float" office:value="366" calcext:value-type="float">
            <text:p>366</text:p>
          </table:table-cell>
          <table:table-cell table:formula="of:=[.N7]+[.O7]+[.P7]+[.R7]" office:value-type="float" office:value="1474" calcext:value-type="float">
            <text:p>1474</text:p>
          </table:table-cell>
          <table:table-cell table:formula="of:=[.Q7]+[.S7]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sparse.large</text:p>
          </table:table-cell>
          <table:table-cell table:style-name="ce4" office:value-type="float" office:value="119" calcext:value-type="float">
            <text:p>1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164" calcext:value-type="float">
            <text:p>1164</text:p>
          </table:table-cell>
          <table:table-cell table:style-name="ce11" office:value-type="float" office:value="221" calcext:value-type="float">
            <text:p>221</text:p>
          </table:table-cell>
          <table:table-cell table:style-name="ce4" office:value-type="float" office:value="172" calcext:value-type="float">
            <text:p>1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77" calcext:value-type="float">
            <text:p>777</text:p>
          </table:table-cell>
          <table:table-cell table:style-name="ce11" office:value-type="float" office:value="179" calcext:value-type="float">
            <text:p>179</text:p>
          </table:table-cell>
          <table:table-cell table:style-name="ce4" office:value-type="float" office:value="179" calcext:value-type="float">
            <text:p>179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781" calcext:value-type="float">
            <text:p>781</text:p>
          </table:table-cell>
          <table:table-cell table:style-name="ce11" office:value-type="float" office:value="142" calcext:value-type="float">
            <text:p>142</text:p>
          </table:table-cell>
          <table:table-cell table:number-columns-repeated="2"/>
          <table:table-cell table:formula="of:=[.B8]+[.C8]+[.D8]+[.F8]" office:value-type="float" office:value="1570" calcext:value-type="float">
            <text:p>1570</text:p>
          </table:table-cell>
          <table:table-cell table:formula="of:=[.E8]+[.G8]" office:value-type="float" office:value="285" calcext:value-type="float">
            <text:p>285</text:p>
          </table:table-cell>
          <table:table-cell table:formula="of:=[.H8]+[.I8]+[.J8]+[.L8]" office:value-type="float" office:value="1250" calcext:value-type="float">
            <text:p>1250</text:p>
          </table:table-cell>
          <table:table-cell table:formula="of:=[.K8]+[.M8]" office:value-type="float" office:value="239" calcext:value-type="float">
            <text:p>239</text:p>
          </table:table-cell>
          <table:table-cell table:formula="of:=[.N8]+[.O8]+[.P8]+[.R8]" office:value-type="float" office:value="1383" calcext:value-type="float">
            <text:p>1383</text:p>
          </table:table-cell>
          <table:table-cell table:formula="of:=[.Q8]+[.S8]" office:value-type="float" office:value="195" calcext:value-type="float">
            <text:p>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20:56:56.280909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9:43:45.159008906</meta:creation-date>
    <dc:date>2015-07-13T22:10:40.275568186</dc:date>
    <meta:editing-duration>PT1H58M41S</meta:editing-duration>
    <meta:editing-cycles>8</meta:editing-cycles>
    <meta:generator>LibreOffice/4.4.4.3$Linux_X86_64 LibreOffice_project/40m0$Build-3</meta:generator>
    <meta:document-statistic meta:table-count="1" meta:cell-count="178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6.09cm" svg:y="0.316cm" chart:style-name="ch2">
          <text:p>Richards - mode 0</text:p>
        </chart:title>
        <chart:legend chart:legend-position="end" svg:x="10.798cm" svg:y="1.767cm" style:legend-expansion="high" chart:style-name="ch3"/>
        <chart:plot-area chart:style-name="ch4" table:cell-range-address="Sheet1.B2:Sheet1.G3" chart:data-source-has-labels="row" svg:x="0.319cm" svg:y="1.275cm" svg:width="10.16cm" svg:height="7.55cm">
          <chartooo:coordinate-region svg:x="1.624cm" svg:y="1.276cm" svg:width="7.549cm" svg:height="7.549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G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42">
                <text:p>242</text:p>
                <draw:g>
                  <svg:desc>Sheet1.B3:Sheet1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76">
                <text:p>476</text:p>
              </table:table-cell>
              <table:table-cell office:value-type="float" office:value="199">
                <text:p>199</text:p>
              </table:table-cell>
              <table:table-cell office:value-type="float" office:value="1857">
                <text:p>1857</text:p>
              </table:table-cell>
              <table:table-cell office:value-type="float" office:value="418">
                <text:p>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6cm" svg:height="9.032cm" xlink:href=".." xlink:type="simple" chart:class="chart:circle" chart:style-name="ch1">
        <chart:title svg:x="5.629cm" svg:y="0.316cm" chart:style-name="ch2">
          <text:p>NavierStokes - mode 0</text:p>
        </chart:title>
        <chart:legend chart:legend-position="end" svg:x="10.776cm" svg:y="1.781cm" style:legend-expansion="high" chart:style-name="ch3"/>
        <chart:plot-area chart:style-name="ch4" table:cell-range-address="Sheet1.B2:Sheet1.G2 Sheet1.B6:Sheet1.G6" chart:data-source-has-labels="row" svg:x="0.319cm" svg:y="1.275cm" svg:width="10.138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G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36">
                <text:p>236</text:p>
                <draw:g>
                  <svg:desc>Sheet1.B6:Sheet1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  <table:table-cell office:value-type="float" office:value="173">
                <text:p>173</text:p>
              </table:table-cell>
              <table:table-cell office:value-type="float" office:value="1857">
                <text:p>1857</text:p>
              </table:table-cell>
              <table:table-cell office:value-type="float" office:value="468">
                <text:p>4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circle" chart:style-name="ch1">
        <chart:title svg:x="5.65cm" svg:y="0.316cm" chart:style-name="ch2">
          <text:p>NavierStokes - mode 1</text:p>
        </chart:title>
        <chart:legend chart:legend-position="end" svg:x="10.818cm" svg:y="1.781cm" style:legend-expansion="high" chart:style-name="ch3"/>
        <chart:plot-area chart:style-name="ch4" table:cell-range-address="Sheet1.H2:Sheet1.M2 Sheet1.H6:Sheet1.M6" chart:data-source-has-labels="row" svg:x="0.32cm" svg:y="1.275cm" svg:width="10.178cm" svg:height="7.577cm">
          <chartooo:coordinate-region svg:x="1.621cm" svg:y="1.276cm" svg:width="7.576cm" svg:height="7.576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:Sheet1.M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15">
                <text:p>315</text:p>
                <draw:g>
                  <svg:desc>Sheet1.H6:Sheet1.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86">
                <text:p>386</text:p>
              </table:table-cell>
              <table:table-cell office:value-type="float" office:value="154">
                <text:p>154</text:p>
              </table:table-cell>
              <table:table-cell office:value-type="float" office:value="1827">
                <text:p>1827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6cm" svg:height="9.032cm" xlink:href=".." xlink:type="simple" chart:class="chart:circle" chart:style-name="ch1">
        <chart:title svg:x="5.629cm" svg:y="0.316cm" chart:style-name="ch2">
          <text:p>NavierStokes - mode 2</text:p>
        </chart:title>
        <chart:legend chart:legend-position="end" svg:x="10.776cm" svg:y="1.781cm" style:legend-expansion="high" chart:style-name="ch3"/>
        <chart:plot-area chart:style-name="ch4" table:cell-range-address="Sheet1.N2:Sheet1.S2 Sheet1.N6:Sheet1.S6" chart:data-source-has-labels="row" svg:x="0.319cm" svg:y="1.275cm" svg:width="10.138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6:Sheet1.S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14">
                <text:p>314</text:p>
                <draw:g>
                  <svg:desc>Sheet1.N6:Sheet1.S6</svg:desc>
                </draw:g>
              </table:table-cell>
              <table:table-cell office:value-type="float" office:value="396">
                <text:p>396</text:p>
              </table:table-cell>
              <table:table-cell office:value-type="float" office:value="377">
                <text:p>377</text:p>
              </table:table-cell>
              <table:table-cell office:value-type="float" office:value="124">
                <text:p>124</text:p>
              </table:table-cell>
              <table:table-cell office:value-type="float" office:value="1829">
                <text:p>1829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999cm" svg:y="0.316cm" chart:style-name="ch2">
          <text:p>compress - mode 0</text:p>
        </chart:title>
        <chart:legend chart:legend-position="end" svg:x="10.8cm" svg:y="1.765cm" style:legend-expansion="high" chart:style-name="ch3"/>
        <chart:plot-area chart:style-name="ch4" table:cell-range-address="Sheet1.B2:Sheet1.G2 Sheet1.B7:Sheet1.G7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G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39">
                <text:p>139</text:p>
                <draw:g>
                  <svg:desc>Sheet1.B7:Sheet1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17">
                <text:p>317</text:p>
              </table:table-cell>
              <table:table-cell office:value-type="float" office:value="66">
                <text:p>66</text:p>
              </table:table-cell>
              <table:table-cell office:value-type="float" office:value="1108">
                <text:p>1108</text:p>
              </table:table-cell>
              <table:table-cell office:value-type="float" office:value="430">
                <text:p>43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6cm" svg:height="9.033cm" xlink:href=".." xlink:type="simple" chart:class="chart:circle" chart:style-name="ch1">
        <chart:title svg:x="5.735cm" svg:y="0.316cm" chart:style-name="ch2">
          <text:p>sparse.large - mode 0</text:p>
        </chart:title>
        <chart:legend chart:legend-position="end" svg:x="10.776cm" svg:y="1.781cm" style:legend-expansion="high" chart:style-name="ch3"/>
        <chart:plot-area chart:style-name="ch4" table:cell-range-address="Sheet1.B2:Sheet1.G2 Sheet1.B8:Sheet1.G8" chart:data-source-has-labels="row" svg:x="0.319cm" svg:y="1.275cm" svg:width="10.138cm" svg:height="7.578cm">
          <chartooo:coordinate-region svg:x="1.6cm" svg:y="1.276cm" svg:width="7.577cm" svg:height="7.577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G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19">
                <text:p>119</text:p>
                <draw:g>
                  <svg:desc>Sheet1.B8:Sheet1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  <table:table-cell office:value-type="float" office:value="64">
                <text:p>64</text:p>
              </table:table-cell>
              <table:table-cell office:value-type="float" office:value="1164">
                <text:p>1164</text:p>
              </table:table-cell>
              <table:table-cell office:value-type="float" office:value="221">
                <text:p>22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999cm" svg:y="0.316cm" chart:style-name="ch2">
          <text:p>compress - mode 1</text:p>
        </chart:title>
        <chart:legend chart:legend-position="end" svg:x="10.8cm" svg:y="1.765cm" style:legend-expansion="high" chart:style-name="ch3"/>
        <chart:plot-area chart:style-name="ch4" table:cell-range-address="Sheet1.H2:Sheet1.M2 Sheet1.H7:Sheet1.M7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7:Sheet1.M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94">
                <text:p>194</text:p>
                <draw:g>
                  <svg:desc>Sheet1.H7:Sheet1.M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6">
                <text:p>306</text:p>
              </table:table-cell>
              <table:table-cell office:value-type="float" office:value="78">
                <text:p>78</text:p>
              </table:table-cell>
              <table:table-cell office:value-type="float" office:value="744">
                <text:p>744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47cm" svg:y="0.316cm" chart:style-name="ch2">
          <text:p>sparse.large - mode 1</text:p>
        </chart:title>
        <chart:legend chart:legend-position="end" svg:x="10.8cm" svg:y="1.765cm" style:legend-expansion="high" chart:style-name="ch3"/>
        <chart:plot-area chart:style-name="ch4" table:cell-range-address="Sheet1.H2:Sheet1.M2 Sheet1.H8:Sheet1.M8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8:Sheet1.M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72">
                <text:p>172</text:p>
                <draw:g>
                  <svg:desc>Sheet1.H8:Sheet1.M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  <table:table-cell office:value-type="float" office:value="60">
                <text:p>60</text:p>
              </table:table-cell>
              <table:table-cell office:value-type="float" office:value="777">
                <text:p>777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7cm" svg:height="9.032cm" xlink:href=".." xlink:type="simple" chart:class="chart:circle" chart:style-name="ch1">
        <chart:title svg:x="5.987cm" svg:y="0.316cm" chart:style-name="ch2">
          <text:p>compress - mode 2</text:p>
        </chart:title>
        <chart:legend chart:legend-position="end" svg:x="10.777cm" svg:y="1.781cm" style:legend-expansion="high" chart:style-name="ch3"/>
        <chart:plot-area chart:style-name="ch4" table:cell-range-address="Sheet1.N2:Sheet1.S2 Sheet1.N7:Sheet1.S7" chart:data-source-has-labels="row" svg:x="0.319cm" svg:y="1.275cm" svg:width="10.139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7:Sheet1.S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87">
                <text:p>187</text:p>
                <draw:g>
                  <svg:desc>Sheet1.N7:Sheet1.S7</svg:desc>
                </draw:g>
              </table:table-cell>
              <table:table-cell office:value-type="float" office:value="242">
                <text:p>242</text:p>
              </table:table-cell>
              <table:table-cell office:value-type="float" office:value="312">
                <text:p>312</text:p>
              </table:table-cell>
              <table:table-cell office:value-type="float" office:value="62">
                <text:p>62</text:p>
              </table:table-cell>
              <table:table-cell office:value-type="float" office:value="733">
                <text:p>733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7cm" svg:height="9.032cm" xlink:href=".." xlink:type="simple" chart:class="chart:circle" chart:style-name="ch1">
        <chart:title svg:x="5.735cm" svg:y="0.316cm" chart:style-name="ch2">
          <text:p>sparse.large - mode 2</text:p>
        </chart:title>
        <chart:legend chart:legend-position="end" svg:x="10.777cm" svg:y="1.781cm" style:legend-expansion="high" chart:style-name="ch3"/>
        <chart:plot-area chart:style-name="ch4" table:cell-range-address="Sheet1.N2:Sheet1.S2 Sheet1.N8:Sheet1.S8" chart:data-source-has-labels="row" svg:x="0.319cm" svg:y="1.275cm" svg:width="10.139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8:Sheet1.S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79">
                <text:p>179</text:p>
                <draw:g>
                  <svg:desc>Sheet1.N8:Sheet1.S8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292">
                <text:p>292</text:p>
              </table:table-cell>
              <table:table-cell office:value-type="float" office:value="53">
                <text:p>53</text:p>
              </table:table-cell>
              <table:table-cell office:value-type="float" office:value="781">
                <text:p>781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6.09cm" svg:y="0.316cm" chart:style-name="ch2">
          <text:p>Richards - mode 1</text:p>
        </chart:title>
        <chart:legend chart:legend-position="end" svg:x="10.798cm" svg:y="1.767cm" style:legend-expansion="high" chart:style-name="ch3"/>
        <chart:plot-area chart:style-name="ch4" table:cell-range-address="Sheet1.H2:Sheet1.M3" chart:data-source-has-labels="row" svg:x="0.319cm" svg:y="1.275cm" svg:width="10.16cm" svg:height="7.55cm">
          <chartooo:coordinate-region svg:x="1.624cm" svg:y="1.276cm" svg:width="7.549cm" svg:height="7.549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3:Sheet1.M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31">
                <text:p>331</text:p>
                <draw:g>
                  <svg:desc>Sheet1.H3:Sheet1.M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85">
                <text:p>485</text:p>
              </table:table-cell>
              <table:table-cell office:value-type="float" office:value="214">
                <text:p>214</text:p>
              </table:table-cell>
              <table:table-cell office:value-type="float" office:value="1853">
                <text:p>1853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circle" chart:style-name="ch1">
        <chart:title svg:x="6.092cm" svg:y="0.316cm" chart:style-name="ch2">
          <text:p>Richards - mode 2</text:p>
        </chart:title>
        <chart:legend chart:legend-position="end" svg:x="10.802cm" svg:y="1.766cm" style:legend-expansion="high" chart:style-name="ch3"/>
        <chart:plot-area chart:style-name="ch4" table:cell-range-address="Sheet1.N2:Sheet1.S3" chart:data-source-has-labels="row" svg:x="0.32cm" svg:y="1.275cm" svg:width="10.162cm" svg:height="7.548cm">
          <chartooo:coordinate-region svg:x="1.627cm" svg:y="1.276cm" svg:width="7.547cm" svg:height="7.547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3:Sheet1.S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29">
                <text:p>329</text:p>
                <draw:g>
                  <svg:desc>Sheet1.N3:Sheet1.S3</svg:desc>
                </draw:g>
              </table:table-cell>
              <table:table-cell office:value-type="float" office:value="342">
                <text:p>342</text:p>
              </table:table-cell>
              <table:table-cell office:value-type="float" office:value="476">
                <text:p>476</text:p>
              </table:table-cell>
              <table:table-cell office:value-type="float" office:value="169">
                <text:p>169</text:p>
              </table:table-cell>
              <table:table-cell office:value-type="float" office:value="1850">
                <text:p>1850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DeltaBlue - mode 0</text:p>
        </chart:title>
        <chart:legend chart:legend-position="end" svg:x="10.8cm" svg:y="1.765cm" style:legend-expansion="high" chart:style-name="ch3"/>
        <chart:plot-area chart:style-name="ch4" table:cell-range-address="Sheet1.B2:Sheet1.G2 Sheet1.B4:Sheet1.G4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G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78">
                <text:p>278</text:p>
                <draw:g>
                  <svg:desc>Sheet1.B4:Sheet1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45">
                <text:p>545</text:p>
              </table:table-cell>
              <table:table-cell office:value-type="float" office:value="315">
                <text:p>315</text:p>
              </table:table-cell>
              <table:table-cell office:value-type="float" office:value="1987">
                <text:p>1987</text:p>
              </table:table-cell>
              <table:table-cell office:value-type="float" office:value="507">
                <text:p>5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7cm" svg:height="8.994cm" xlink:href=".." xlink:type="simple" chart:class="chart:circle" chart:style-name="ch1">
        <chart:title svg:x="6.033cm" svg:y="0.315cm" chart:style-name="ch2">
          <text:p>DeltaBlue - mode 1</text:p>
        </chart:title>
        <chart:legend chart:legend-position="end" svg:x="10.817cm" svg:y="1.762cm" style:legend-expansion="high" chart:style-name="ch3"/>
        <chart:plot-area chart:style-name="ch4" table:cell-range-address="Sheet1.H2:Sheet1.M2 Sheet1.H4:Sheet1.M4" chart:data-source-has-labels="row" svg:x="0.32cm" svg:y="1.273cm" svg:width="10.177cm" svg:height="7.542cm">
          <chartooo:coordinate-region svg:x="1.638cm" svg:y="1.274cm" svg:width="7.541cm" svg:height="7.541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4:Sheet1.M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73">
                <text:p>373</text:p>
                <draw:g>
                  <svg:desc>Sheet1.H4:Sheet1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59">
                <text:p>559</text:p>
              </table:table-cell>
              <table:table-cell office:value-type="float" office:value="268">
                <text:p>268</text:p>
              </table:table-cell>
              <table:table-cell office:value-type="float" office:value="1957">
                <text:p>1957</text:p>
              </table:table-cell>
              <table:table-cell office:value-type="float" office:value="436">
                <text:p>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7cm" svg:height="8.995cm" xlink:href=".." xlink:type="simple" chart:class="chart:circle" chart:style-name="ch1">
        <chart:title svg:x="6.033cm" svg:y="0.315cm" chart:style-name="ch2">
          <text:p>DeltaBlue - mode 2</text:p>
        </chart:title>
        <chart:legend chart:legend-position="end" svg:x="10.817cm" svg:y="1.762cm" style:legend-expansion="high" chart:style-name="ch3"/>
        <chart:plot-area chart:style-name="ch4" table:cell-range-address="Sheet1.N2:Sheet1.S2 Sheet1.N4:Sheet1.S4" chart:data-source-has-labels="row" svg:x="0.32cm" svg:y="1.273cm" svg:width="10.177cm" svg:height="7.543cm">
          <chartooo:coordinate-region svg:x="1.637cm" svg:y="1.274cm" svg:width="7.542cm" svg:height="7.542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4:Sheet1.S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73">
                <text:p>373</text:p>
                <draw:g>
                  <svg:desc>Sheet1.N4:Sheet1.S4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547">
                <text:p>547</text:p>
              </table:table-cell>
              <table:table-cell office:value-type="float" office:value="249">
                <text:p>249</text:p>
              </table:table-cell>
              <table:table-cell office:value-type="float" office:value="1965">
                <text:p>1965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6cm" svg:height="9.032cm" xlink:href=".." xlink:type="simple" chart:class="chart:circle" chart:style-name="ch1">
        <chart:title svg:x="5.748cm" svg:y="0.316cm" chart:style-name="ch2">
          <text:p>EarleyBoyer - mode 0</text:p>
        </chart:title>
        <chart:legend chart:legend-position="end" svg:x="10.776cm" svg:y="1.781cm" style:legend-expansion="high" chart:style-name="ch3"/>
        <chart:plot-area chart:style-name="ch4" table:cell-range-address="Sheet1.B2:Sheet1.G2 Sheet1.B5:Sheet1.G5" chart:data-source-has-labels="row" svg:x="0.319cm" svg:y="1.275cm" svg:width="10.138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:Sheet1.G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93">
                <text:p>293</text:p>
                <draw:g>
                  <svg:desc>Sheet1.B5:Sheet1.G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97">
                <text:p>897</text:p>
              </table:table-cell>
              <table:table-cell office:value-type="float" office:value="660">
                <text:p>660</text:p>
              </table:table-cell>
              <table:table-cell office:value-type="float" office:value="2408">
                <text:p>2408</text:p>
              </table:table-cell>
              <table:table-cell office:value-type="float" office:value="1313">
                <text:p>13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6cm" svg:y="0.316cm" chart:style-name="ch2">
          <text:p>EarleyBoyer - mode 1</text:p>
        </chart:title>
        <chart:legend chart:legend-position="end" svg:x="10.8cm" svg:y="1.765cm" style:legend-expansion="high" chart:style-name="ch3"/>
        <chart:plot-area chart:style-name="ch4" table:cell-range-address="Sheet1.H2:Sheet1.M2 Sheet1.H5:Sheet1.M5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5:Sheet1.M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75">
                <text:p>475</text:p>
                <draw:g>
                  <svg:desc>Sheet1.H5:Sheet1.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34">
                <text:p>934</text:p>
              </table:table-cell>
              <table:table-cell office:value-type="float" office:value="558">
                <text:p>558</text:p>
              </table:table-cell>
              <table:table-cell office:value-type="float" office:value="2374">
                <text:p>2374</text:p>
              </table:table-cell>
              <table:table-cell office:value-type="float" office:value="1136">
                <text:p>11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circle" chart:style-name="ch1">
        <chart:title svg:x="5.769cm" svg:y="0.316cm" chart:style-name="ch2">
          <text:p>EarleyBoyer - mode 2</text:p>
        </chart:title>
        <chart:legend chart:legend-position="end" svg:x="10.818cm" svg:y="1.781cm" style:legend-expansion="high" chart:style-name="ch3"/>
        <chart:plot-area chart:style-name="ch4" table:cell-range-address="Sheet1.N2:Sheet1.S2 Sheet1.N5:Sheet1.S5" chart:data-source-has-labels="row" svg:x="0.32cm" svg:y="1.275cm" svg:width="10.178cm" svg:height="7.577cm">
          <chartooo:coordinate-region svg:x="1.621cm" svg:y="1.276cm" svg:width="7.576cm" svg:height="7.576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5:Sheet1.S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75">
                <text:p>475</text:p>
                <draw:g>
                  <svg:desc>Sheet1.N5:Sheet1.S5</svg:desc>
                </draw:g>
              </table:table-cell>
              <table:table-cell office:value-type="float" office:value="1175">
                <text:p>1175</text:p>
              </table:table-cell>
              <table:table-cell office:value-type="float" office:value="895">
                <text:p>895</text:p>
              </table:table-cell>
              <table:table-cell office:value-type="float" office:value="497">
                <text:p>497</text:p>
              </table:table-cell>
              <table:table-cell office:value-type="float" office:value="2385">
                <text:p>2385</text:p>
              </table:table-cell>
              <table:table-cell office:value-type="float" office:value="1052">
                <text:p>10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